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22.7417in" svg:y="2.9425in">
            <draw:object draw:notify-on-update-of-ranges="'F1-mean'.U2:'F1-mean'.U2 'F1-mean'.U3:'F1-mean'.U15 'F1-mean'.V2:'F1-mean'.V2 'F1-mean'.V3:'F1-mean'.V15 'F1-mean'.AA2:'F1-mean'.AA2 'F1-mean'.AA3:'F1-mean'.AA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5.3437in" svg:y="3.1091in">
            <draw:object draw:notify-on-update-of-ranges="'F1-mean'.AA2:'F1-mean'.AA2 'F1-mean'.AA3:'F1-mean'.AA11 'F1-mean'.AE2:'F1-mean'.AE2 'F1-mean'.AE3:'F1-mean'.AE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6.2988in" svg:height="3.5429in" svg:x="8.8445in" svg:y="2.9075in">
            <draw:object draw:notify-on-update-of-ranges="'F1-mean'.U2:'F1-mean'.U2 'F1-mean'.U3:'F1-mean'.U15 'F1-mean'.AA2:'F1-mean'.AA2 'F1-mean'.AA3:'F1-mean'.AA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7" draw:style-name="gr1" draw:text-style-name="P1" svg:width="9.678in" svg:height="5.4437in" svg:x="1.1772in" svg:y="10.5756in">
            <draw:object draw:notify-on-update-of-ranges="'F1-mean'.U2:'F1-mean'.U2 'F1-mean'.U3:'F1-mean'.U15 'F1-mean'.AK2:'F1-mean'.AK2 'F1-mean'.AK3:'F1-mean'.AK17 'F1-mean'.AO2:'F1-mean'.AO2 'F1-mean'.AO3:'F1-mean'.AO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8" draw:style-name="gr1" draw:text-style-name="P1" svg:width="6.2988in" svg:height="3.5429in" svg:x="11.2953in" svg:y="10.4685in">
            <draw:object draw:notify-on-update-of-ranges="'F1-mean'.U2:'F1-mean'.U2 'F1-mean'.U3:'F1-mean'.U15 'F1-mean'.AK2:'F1-mean'.AK2 'F1-mean'.AK3:'F1-mean'.AK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29"/>
          <table:table-cell table:style-name="Default" office:value-type="string" calcext:value-type="string">
            <text:p>?????</text:p>
          </table:table-cell>
          <table:table-cell table:style-name="Default" office:value-type="string" calcext:value-type="string">
            <text:p>-------</text:p>
          </table:table-cell>
          <table:table-cell table:style-name="Default"/>
          <table:table-cell table:style-name="Default" office:value-type="string" calcext:value-type="string">
            <text:p>-------</text:p>
          </table:table-cell>
          <table:table-cell table:style-name="Default" table:number-columns-repeated="3"/>
          <table:table-cell table:style-name="Default" office:value-type="string" calcext:value-type="string">
            <text:p>????</text:p>
          </table:table-cell>
          <table:table-cell table:style-name="Default" table:number-columns-repeated="2"/>
          <table:table-cell table:style-name="Default" office:value-type="string" calcext:value-type="string">
            <text:p>-------</text:p>
          </table:table-cell>
          <table:table-cell table:style-name="Default" table:number-columns-repeated="98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92973" calcext:value-type="float">
            <text:p>0.692973</text:p>
          </table:table-cell>
          <table:table-cell/>
          <table:table-cell office:value-type="float" office:value="0.676335" calcext:value-type="float">
            <text:p>0.67633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office:value-type="float" office:value="0.592724" calcext:value-type="float">
            <text:p>0.592724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0.568131" calcext:value-type="float">
            <text:p>0.568131</text:p>
          </table:table-cell>
          <table:table-cell office:value-type="float" office:value="0.630555" calcext:value-type="float">
            <text:p>0.630555</text:p>
          </table:table-cell>
          <table:table-cell table:number-columns-repeated="982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89758" calcext:value-type="float">
            <text:p>0.689758</text:p>
          </table:table-cell>
          <table:table-cell/>
          <table:table-cell office:value-type="float" office:value="0.625026" calcext:value-type="float">
            <text:p>0.625026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656608" calcext:value-type="float">
            <text:p>0.656608</text:p>
          </table:table-cell>
          <table:table-cell office:value-type="float" office:value="0.629232" calcext:value-type="float">
            <text:p>0.629232</text:p>
          </table:table-cell>
          <table:table-cell office:value-type="float" office:value="0.512682" calcext:value-type="float">
            <text:p>0.512682</text:p>
          </table:table-cell>
          <table:table-cell office:value-type="float" office:value="0.614736" calcext:value-type="float">
            <text:p>0.614736</text:p>
          </table:table-cell>
          <table:table-cell office:value-type="float" office:value="0.641358" calcext:value-type="float">
            <text:p>0.641358</text:p>
          </table:table-cell>
          <table:table-cell table:number-columns-repeated="982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office:value-type="float" office:value="0.694372" calcext:value-type="float">
            <text:p>0.694372</text:p>
          </table:table-cell>
          <table:table-cell/>
          <table:table-cell office:value-type="float" office:value="0.690964" calcext:value-type="float">
            <text:p>0.690964</text:p>
          </table:table-cell>
          <table:table-cell office:value-type="float" office:value="0.672188" calcext:value-type="float">
            <text:p>0.672188</text:p>
          </table:table-cell>
          <table:table-cell office:value-type="float" office:value="0.674523" calcext:value-type="float">
            <text:p>0.67452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631095" calcext:value-type="float">
            <text:p>0.631095</text:p>
          </table:table-cell>
          <table:table-cell office:value-type="float" office:value="0.577655" calcext:value-type="float">
            <text:p>0.577655</text:p>
          </table:table-cell>
          <table:table-cell office:value-type="float" office:value="0.646176" calcext:value-type="float">
            <text:p>0.646176</text:p>
          </table:table-cell>
          <table:table-cell office:value-type="float" office:value="0.643918" calcext:value-type="float">
            <text:p>0.643918</text:p>
          </table:table-cell>
          <table:table-cell table:number-columns-repeated="98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table:number-columns-repeated="2"/>
          <table:table-cell office:value-type="float" office:value="0.675452" calcext:value-type="float">
            <text:p>0.675452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677785" calcext:value-type="float">
            <text:p>0.677785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434383" calcext:value-type="float">
            <text:p>0.434383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660574" calcext:value-type="float">
            <text:p>0.660574</text:p>
          </table:table-cell>
          <table:table-cell table:number-columns-repeated="98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office:value-type="float" office:value="0.68277" calcext:value-type="float">
            <text:p>0.68277</text:p>
          </table:table-cell>
          <table:table-cell table:number-columns-repeated="2"/>
          <table:table-cell office:value-type="float" office:value="0.692501" calcext:value-type="float">
            <text:p>0.692501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80077" calcext:value-type="float">
            <text:p>0.680077</text:p>
          </table:table-cell>
          <table:table-cell office:value-type="float" office:value="0.679431" calcext:value-type="float">
            <text:p>0.679431</text:p>
          </table:table-cell>
          <table:table-cell office:value-type="float" office:value="0.611557" calcext:value-type="float">
            <text:p>0.611557</text:p>
          </table:table-cell>
          <table:table-cell office:value-type="float" office:value="0.546943" calcext:value-type="float">
            <text:p>0.546943</text:p>
          </table:table-cell>
          <table:table-cell office:value-type="float" office:value="0.658011" calcext:value-type="float">
            <text:p>0.658011</text:p>
          </table:table-cell>
          <table:table-cell office:value-type="float" office:value="0.656202" calcext:value-type="float">
            <text:p>0.656202</text:p>
          </table:table-cell>
          <table:table-cell table:number-columns-repeated="982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82429" calcext:value-type="float">
            <text:p>0.682429</text:p>
          </table:table-cell>
          <table:table-cell table:number-columns-repeated="2"/>
          <table:table-cell office:value-type="float" office:value="0.685841" calcext:value-type="float">
            <text:p>0.685841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53959" calcext:value-type="float">
            <text:p>0.653959</text:p>
          </table:table-cell>
          <table:table-cell office:value-type="float" office:value="0.657031" calcext:value-type="float">
            <text:p>0.657031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0.661535" calcext:value-type="float">
            <text:p>0.661535</text:p>
          </table:table-cell>
          <table:table-cell table:number-columns-repeated="982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office:value-type="float" office:value="0.68007" calcext:value-type="float">
            <text:p>0.68007</text:p>
          </table:table-cell>
          <table:table-cell table:number-columns-repeated="2"/>
          <table:table-cell office:value-type="float" office:value="0.676295" calcext:value-type="float">
            <text:p>0.676295</text:p>
          </table:table-cell>
          <table:table-cell office:value-type="float" office:value="0.667714" calcext:value-type="float">
            <text:p>0.667714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0.677414" calcext:value-type="float">
            <text:p>0.677414</text:p>
          </table:table-cell>
          <table:table-cell office:value-type="float" office:value="0.642882" calcext:value-type="float">
            <text:p>0.642882</text:p>
          </table:table-cell>
          <table:table-cell office:value-type="float" office:value="0.612273" calcext:value-type="float">
            <text:p>0.612273</text:p>
          </table:table-cell>
          <table:table-cell office:value-type="float" office:value="0.667142" calcext:value-type="float">
            <text:p>0.667142</text:p>
          </table:table-cell>
          <table:table-cell office:value-type="float" office:value="0.1929" calcext:value-type="float">
            <text:p>0.1929</text:p>
          </table:table-cell>
          <table:table-cell table:number-columns-repeated="982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 table:number-columns-repeated="4"/>
          <table:table-cell office:value-type="float" office:value="0.663452" calcext:value-type="float">
            <text:p>0.663452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0.617308" calcext:value-type="float">
            <text:p>0.617308</text:p>
          </table:table-cell>
          <table:table-cell office:value-type="float" office:value="0.63771" calcext:value-type="float">
            <text:p>0.63771</text:p>
          </table:table-cell>
          <table:table-cell table:number-columns-repeated="98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/>
          <table:table-cell office:value-type="float" office:value="0.678891" calcext:value-type="float">
            <text:p>0.678891</text:p>
          </table:table-cell>
          <table:table-cell table:number-columns-repeated="4"/>
          <table:table-cell table:style-name="ce4" office:value-type="string" calcext:value-type="string">
            <text:p>T___T</text:p>
          </table:table-cell>
          <table:table-cell office:value-type="float" office:value="0.670793" calcext:value-type="float">
            <text:p>0.670793</text:p>
          </table:table-cell>
          <table:table-cell office:value-type="float" office:value="0.687043" calcext:value-type="float">
            <text:p>0.687043</text:p>
          </table:table-cell>
          <table:table-cell office:value-type="float" office:value="0.64584" calcext:value-type="float">
            <text:p>0.64584</text:p>
          </table:table-cell>
          <table:table-cell office:value-type="float" office:value="0.619596" calcext:value-type="float">
            <text:p>0.619596</text:p>
          </table:table-cell>
          <table:table-cell office:value-type="float" office:value="0.658111" calcext:value-type="float">
            <text:p>0.658111</text:p>
          </table:table-cell>
          <table:table-cell table:number-columns-repeated="983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/>
          <table:table-cell office:value-type="float" office:value="0.681584" calcext:value-type="float">
            <text:p>0.681584</text:p>
          </table:table-cell>
          <table:table-cell table:number-columns-repeated="5"/>
          <table:table-cell office:value-type="float" office:value="0.668489" calcext:value-type="float">
            <text:p>0.668489</text:p>
          </table:table-cell>
          <table:table-cell office:value-type="float" office:value="0.686107" calcext:value-type="float">
            <text:p>0.686107</text:p>
          </table:table-cell>
          <table:table-cell office:value-type="float" office:value="0.643412" calcext:value-type="float">
            <text:p>0.643412</text:p>
          </table:table-cell>
          <table:table-cell office:value-type="float" office:value="0.645203" calcext:value-type="float">
            <text:p>0.645203</text:p>
          </table:table-cell>
          <table:table-cell office:value-type="float" office:value="0.650885" calcext:value-type="float">
            <text:p>0.650885</text:p>
          </table:table-cell>
          <table:table-cell table:number-columns-repeated="98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7"/>
          <table:table-cell office:value-type="float" office:value="0.672397" calcext:value-type="float">
            <text:p>0.672397</text:p>
          </table:table-cell>
          <table:table-cell office:value-type="float" office:value="0.678025" calcext:value-type="float">
            <text:p>0.678025</text:p>
          </table:table-cell>
          <table:table-cell office:value-type="float" office:value="0.64759" calcext:value-type="float">
            <text:p>0.64759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66448" calcext:value-type="float">
            <text:p>0.666448</text:p>
          </table:table-cell>
          <table:table-cell table:number-columns-repeated="98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0.669178" calcext:value-type="float">
            <text:p>0.669178</text:p>
          </table:table-cell>
          <table:table-cell/>
          <table:table-cell office:value-type="float" office:value="0.647978" calcext:value-type="float">
            <text:p>0.647978</text:p>
          </table:table-cell>
          <table:table-cell office:value-type="float" office:value="0.644129" calcext:value-type="float">
            <text:p>0.644129</text:p>
          </table:table-cell>
          <table:table-cell table:number-columns-repeated="984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12"/>
          <table:table-cell office:value-type="float" office:value="0.6638" calcext:value-type="float">
            <text:p>0.6638</text:p>
          </table:table-cell>
          <table:table-cell/>
          <table:table-cell office:value-type="float" office:value="0.64901" calcext:value-type="float">
            <text:p>0.64901</text:p>
          </table:table-cell>
          <table:table-cell office:value-type="float" office:value="0.637888" calcext:value-type="float">
            <text:p>0.637888</text:p>
          </table:table-cell>
          <table:table-cell table:number-columns-repeated="984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12"/>
          <table:table-cell office:value-type="float" office:value="0.664508" calcext:value-type="float">
            <text:p>0.664508</text:p>
          </table:table-cell>
          <table:table-cell table:number-columns-repeated="2"/>
          <table:table-cell office:value-type="float" office:value="0.637189" calcext:value-type="float">
            <text:p>0.6371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12"/>
          <table:table-cell office:value-type="float" office:value="0.655229" calcext:value-type="float">
            <text:p>0.655229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0.642349" calcext:value-type="float">
            <text:p>0.642349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22"/>
          <table:table-cell table:formula="of:=MAX([.AL3:.AL12])" office:value-type="float" office:value="0.687043" calcext:value-type="float">
            <text:p>0.687043</text:p>
          </table:table-cell>
          <table:table-cell/>
          <table:table-cell office:value-type="float" office:value="0.643077" calcext:value-type="float">
            <text:p>0.643077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25"/>
          <table:table-cell office:value-type="float" office:value="0.642386" calcext:value-type="float">
            <text:p>0.642386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25"/>
          <table:table-cell office:value-type="float" office:value="0.642348" calcext:value-type="float">
            <text:p>0.642348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25"/>
          <table:table-cell office:value-type="float" office:value="0.638271" calcext:value-type="float">
            <text:p>0.638271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36"/>
          <table:table-cell office:value-type="float" office:value="0.642032" calcext:value-type="float">
            <text:p>0.642032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36"/>
          <table:table-cell office:value-type="float" office:value="0.641398" calcext:value-type="float">
            <text:p>0.641398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36"/>
          <table:table-cell office:value-type="float" office:value="0.628564" calcext:value-type="float">
            <text:p>0.628564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36"/>
          <table:table-cell office:value-type="float" office:value="0.648642" calcext:value-type="float">
            <text:p>0.648642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36"/>
          <table:table-cell office:value-type="float" office:value="0.645371" calcext:value-type="float">
            <text:p>0.645371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36"/>
          <table:table-cell office:value-type="float" office:value="0.642749" calcext:value-type="float">
            <text:p>0.642749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36"/>
          <table:table-cell office:value-type="float" office:value="0.646351" calcext:value-type="float">
            <text:p>0.646351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36"/>
          <table:table-cell office:value-type="float" office:value="0.629917" calcext:value-type="float">
            <text:p>0.629917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36"/>
          <table:table-cell table:style-name="Default" office:value-type="float" office:value="0.643499" calcext:value-type="float">
            <text:p>0.643499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36"/>
          <table:table-cell table:style-name="Default" office:value-type="float" office:value="0.646593" calcext:value-type="float">
            <text:p>0.646593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36"/>
          <table:table-cell table:style-name="Default" office:value-type="float" office:value="0.640528" calcext:value-type="float">
            <text:p>0.640528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36"/>
          <table:table-cell table:style-name="Default" office:value-type="float" office:value="0.640368" calcext:value-type="float">
            <text:p>0.640368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36"/>
          <table:table-cell table:style-name="Default" office:value-type="float" office:value="0.645039" calcext:value-type="float">
            <text:p>0.645039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36"/>
          <table:table-cell table:style-name="Default" office:value-type="float" office:value="0.64057" calcext:value-type="float">
            <text:p>0.64057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646267" calcext:value-type="float">
            <text:p>0.646267</text:p>
          </table:table-cell>
          <table:table-cell table:style-name="Default" table:number-columns-repeated="984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617638" calcext:value-type="float">
            <text:p>0.617638</text:p>
          </table:table-cell>
          <table:table-cell/>
          <table:table-cell office:value-type="float" office:value="0.598348" calcext:value-type="float">
            <text:p>0.598348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7784" calcext:value-type="float">
            <text:p>0.527784</text:p>
          </table:table-cell>
          <table:table-cell office:value-type="float" office:value="0.55889" calcext:value-type="float">
            <text:p>0.55889</text:p>
          </table:table-cell>
          <table:table-cell table:number-columns-repeated="982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29147" calcext:value-type="float">
            <text:p>0.629147</text:p>
          </table:table-cell>
          <table:table-cell/>
          <table:table-cell office:value-type="float" office:value="0.60302" calcext:value-type="float">
            <text:p>0.60302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555606" calcext:value-type="float">
            <text:p>0.55560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0.504646" calcext:value-type="float">
            <text:p>0.504646</text:p>
          </table:table-cell>
          <table:table-cell office:value-type="float" office:value="0.552542" calcext:value-type="float">
            <text:p>0.552542</text:p>
          </table:table-cell>
          <table:table-cell table:number-columns-repeated="982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00033" calcext:value-type="float">
            <text:p>0.600033</text:p>
          </table:table-cell>
          <table:table-cell/>
          <table:table-cell office:value-type="float" office:value="0.602795" calcext:value-type="float">
            <text:p>0.60279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05001" calcext:value-type="float">
            <text:p>0.605001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0.473959" calcext:value-type="float">
            <text:p>0.473959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43951" calcext:value-type="float">
            <text:p>0.543951</text:p>
          </table:table-cell>
          <table:table-cell table:number-columns-repeated="98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table:number-columns-repeated="2"/>
          <table:table-cell office:value-type="float" office:value="0.589241" calcext:value-type="float">
            <text:p>0.589241</text:p>
          </table:table-cell>
          <table:table-cell office:value-type="float" office:value="0.587982" calcext:value-type="float">
            <text:p>0.587982</text:p>
          </table:table-cell>
          <table:table-cell office:value-type="float" office:value="0.551606" calcext:value-type="float">
            <text:p>0.551606</text:p>
          </table:table-cell>
          <table:table-cell table:style-name="Default" office:value-type="float" office:value="0.610149" calcext:value-type="float">
            <text:p>0.610149</text:p>
          </table:table-cell>
          <table:table-cell office:value-type="float" office:value="0.57228" calcext:value-type="float">
            <text:p>0.57228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8479" calcext:value-type="float">
            <text:p>0.568479</text:p>
          </table:table-cell>
          <table:table-cell office:value-type="float" office:value="0.579171" calcext:value-type="float">
            <text:p>0.579171</text:p>
          </table:table-cell>
          <table:table-cell table:number-columns-repeated="98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office:value-type="float" office:value="0.589985" calcext:value-type="float">
            <text:p>0.589985</text:p>
          </table:table-cell>
          <table:table-cell table:number-columns-repeated="2"/>
          <table:table-cell office:value-type="float" office:value="0.616627" calcext:value-type="float">
            <text:p>0.616627</text:p>
          </table:table-cell>
          <table:table-cell office:value-type="float" office:value="0.581066" calcext:value-type="float">
            <text:p>0.581066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605746" calcext:value-type="float">
            <text:p>0.605746</text:p>
          </table:table-cell>
          <table:table-cell office:value-type="float" office:value="0.577421" calcext:value-type="float">
            <text:p>0.577421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578543" calcext:value-type="float">
            <text:p>0.578543</text:p>
          </table:table-cell>
          <table:table-cell table:number-columns-repeated="982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office:value-type="float" office:value="0.588625" calcext:value-type="float">
            <text:p>0.588625</text:p>
          </table:table-cell>
          <table:table-cell table:number-columns-repeated="2"/>
          <table:table-cell office:value-type="float" office:value="0.610144" calcext:value-type="float">
            <text:p>0.610144</text:p>
          </table:table-cell>
          <table:table-cell office:value-type="float" office:value="0.576723" calcext:value-type="float">
            <text:p>0.576723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79523" calcext:value-type="float">
            <text:p>0.579523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577414" calcext:value-type="float">
            <text:p>0.577414</text:p>
          </table:table-cell>
          <table:table-cell table:number-columns-repeated="982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office:value-type="float" office:value="0.57792" calcext:value-type="float">
            <text:p>0.57792</text:p>
          </table:table-cell>
          <table:table-cell table:number-columns-repeated="2"/>
          <table:table-cell office:value-type="float" office:value="0.577279" calcext:value-type="float">
            <text:p>0.577279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607699" calcext:value-type="float">
            <text:p>0.607699</text:p>
          </table:table-cell>
          <table:table-cell office:value-type="float" office:value="0.580269" calcext:value-type="float">
            <text:p>0.580269</text:p>
          </table:table-cell>
          <table:table-cell office:value-type="float" office:value="0.557563" calcext:value-type="float">
            <text:p>0.557563</text:p>
          </table:table-cell>
          <table:table-cell office:value-type="float" office:value="0.571768" calcext:value-type="float">
            <text:p>0.571768</text:p>
          </table:table-cell>
          <table:table-cell office:value-type="float" office:value="0.110333" calcext:value-type="float">
            <text:p>0.110333</text:p>
          </table:table-cell>
          <table:table-cell table:number-columns-repeated="982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 table:number-columns-repeated="4"/>
          <table:table-cell office:value-type="float" office:value="0.564638" calcext:value-type="float">
            <text:p>0.56463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607292" calcext:value-type="float">
            <text:p>0.607292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0.527662" calcext:value-type="float">
            <text:p>0.527662</text:p>
          </table:table-cell>
          <table:table-cell table:number-columns-repeated="98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/>
          <table:table-cell office:value-type="float" office:value="0.586232" calcext:value-type="float">
            <text:p>0.586232</text:p>
          </table:table-cell>
          <table:table-cell table:number-columns-repeated="5"/>
          <table:table-cell office:value-type="float" office:value="0.572234" calcext:value-type="float">
            <text:p>0.572234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73049" calcext:value-type="float">
            <text:p>0.573049</text:p>
          </table:table-cell>
          <table:table-cell office:value-type="float" office:value="0.558947" calcext:value-type="float">
            <text:p>0.558947</text:p>
          </table:table-cell>
          <table:table-cell table:number-columns-repeated="983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/>
          <table:table-cell office:value-type="float" office:value="0.591134" calcext:value-type="float">
            <text:p>0.591134</text:p>
          </table:table-cell>
          <table:table-cell table:number-columns-repeated="5"/>
          <table:table-cell office:value-type="float" office:value="0.571707" calcext:value-type="float">
            <text:p>0.571707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54664" calcext:value-type="float">
            <text:p>0.54664</text:p>
          </table:table-cell>
          <table:table-cell table:number-columns-repeated="98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11"/>
          <table:table-cell office:value-type="float" office:value="0.581404" calcext:value-type="float">
            <text:p>0.581404</text:p>
          </table:table-cell>
          <table:table-cell office:value-type="float" office:value="0.59529" calcext:value-type="float">
            <text:p>0.59529</text:p>
          </table:table-cell>
          <table:table-cell office:value-type="float" office:value="0.549789" calcext:value-type="float">
            <text:p>0.549789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68115" calcext:value-type="float">
            <text:p>0.568115</text:p>
          </table:table-cell>
          <table:table-cell table:number-columns-repeated="98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11"/>
          <table:table-cell office:value-type="float" office:value="0.570768" calcext:value-type="float">
            <text:p>0.570768</text:p>
          </table:table-cell>
          <table:table-cell/>
          <table:table-cell office:value-type="float" office:value="0.546957" calcext:value-type="float">
            <text:p>0.546957</text:p>
          </table:table-cell>
          <table:table-cell office:value-type="float" office:value="0.56278" calcext:value-type="float">
            <text:p>0.56278</text:p>
          </table:table-cell>
          <table:table-cell table:number-columns-repeated="984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12"/>
          <table:table-cell office:value-type="float" office:value="0.563967" calcext:value-type="float">
            <text:p>0.563967</text:p>
          </table:table-cell>
          <table:table-cell/>
          <table:table-cell office:value-type="float" office:value="0.55318" calcext:value-type="float">
            <text:p>0.55318</text:p>
          </table:table-cell>
          <table:table-cell office:value-type="float" office:value="0.560823" calcext:value-type="float">
            <text:p>0.560823</text:p>
          </table:table-cell>
          <table:table-cell table:number-columns-repeated="984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12"/>
          <table:table-cell office:value-type="float" office:value="0.56503" calcext:value-type="float">
            <text:p>0.56503</text:p>
          </table:table-cell>
          <table:table-cell table:number-columns-repeated="2"/>
          <table:table-cell office:value-type="float" office:value="0.537389" calcext:value-type="float">
            <text:p>0.5373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12"/>
          <table:table-cell office:value-type="float" office:value="0.548772" calcext:value-type="float">
            <text:p>0.548772</text:p>
          </table:table-cell>
          <table:table-cell table:number-columns-repeated="2"/>
          <table:table-cell office:value-type="float" office:value="0.545392" calcext:value-type="float">
            <text:p>0.545392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24"/>
          <table:table-cell office:value-type="float" office:value="0.571862" calcext:value-type="float">
            <text:p>0.571862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25"/>
          <table:table-cell office:value-type="float" office:value="0.547342" calcext:value-type="float">
            <text:p>0.547342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25"/>
          <table:table-cell office:value-type="float" office:value="0.549473" calcext:value-type="float">
            <text:p>0.549473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25"/>
          <table:table-cell office:value-type="float" office:value="0.560015" calcext:value-type="float">
            <text:p>0.560015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36"/>
          <table:table-cell office:value-type="float" office:value="0.549921" calcext:value-type="float">
            <text:p>0.549921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36"/>
          <table:table-cell office:value-type="float" office:value="0.552815" calcext:value-type="float">
            <text:p>0.552815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36"/>
          <table:table-cell office:value-type="float" office:value="0.580636" calcext:value-type="float">
            <text:p>0.580636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36"/>
          <table:table-cell office:value-type="float" office:value="0.57038" calcext:value-type="float">
            <text:p>0.57038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36"/>
          <table:table-cell office:value-type="float" office:value="0.563834" calcext:value-type="float">
            <text:p>0.563834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36"/>
          <table:table-cell office:value-type="float" office:value="0.57296" calcext:value-type="float">
            <text:p>0.57296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36"/>
          <table:table-cell office:value-type="float" office:value="0.563658" calcext:value-type="float">
            <text:p>0.563658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36"/>
          <table:table-cell office:value-type="float" office:value="0.559906" calcext:value-type="float">
            <text:p>0.559906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36"/>
          <table:table-cell table:style-name="Default" office:value-type="float" office:value="0.557548" calcext:value-type="float">
            <text:p>0.557548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36"/>
          <table:table-cell table:style-name="Default" office:value-type="float" office:value="0.571576" calcext:value-type="float">
            <text:p>0.571576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36"/>
          <table:table-cell table:style-name="Default" office:value-type="float" office:value="0.560733" calcext:value-type="float">
            <text:p>0.560733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36"/>
          <table:table-cell table:style-name="Default" office:value-type="float" office:value="0.543437" calcext:value-type="float">
            <text:p>0.543437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36"/>
          <table:table-cell table:style-name="Default" office:value-type="float" office:value="0.562635" calcext:value-type="float">
            <text:p>0.562635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48798" calcext:value-type="float">
            <text:p>0.548798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64149" calcext:value-type="float">
            <text:p>0.564149</text:p>
          </table:table-cell>
          <table:table-cell table:style-name="Default" table:number-columns-repeated="984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table:number-columns-repeated="982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74788" calcext:value-type="float">
            <text:p>0.774788</text:p>
          </table:table-cell>
          <table:table-cell/>
          <table:table-cell office:value-type="float" office:value="0.761768" calcext:value-type="float">
            <text:p>0.761768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506947" calcext:value-type="float">
            <text:p>0.50694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71877" calcext:value-type="float">
            <text:p>0.71877</text:p>
          </table:table-cell>
          <table:table-cell table:number-columns-repeated="982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79893" calcext:value-type="float">
            <text:p>0.779893</text:p>
          </table:table-cell>
          <table:table-cell/>
          <table:table-cell office:value-type="float" office:value="0.760599" calcext:value-type="float">
            <text:p>0.760599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299" calcext:value-type="float">
            <text:p>0.764299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0.570607" calcext:value-type="float">
            <text:p>0.570607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720721" calcext:value-type="float">
            <text:p>0.720721</text:p>
          </table:table-cell>
          <table:table-cell table:number-columns-repeated="982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office:value-type="float" office:value="0.779854" calcext:value-type="float">
            <text:p>0.779854</text:p>
          </table:table-cell>
          <table:table-cell/>
          <table:table-cell office:value-type="float" office:value="0.77146" calcext:value-type="float">
            <text:p>0.77146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64565" calcext:value-type="float">
            <text:p>0.764565</text:p>
          </table:table-cell>
          <table:table-cell office:value-type="float" office:value="0.764029" calcext:value-type="float">
            <text:p>0.764029</text:p>
          </table:table-cell>
          <table:table-cell office:value-type="float" office:value="0.718552" calcext:value-type="float">
            <text:p>0.7185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74559" calcext:value-type="float">
            <text:p>0.74559</text:p>
          </table:table-cell>
          <table:table-cell table:number-columns-repeated="982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table:number-columns-repeated="2"/>
          <table:table-cell office:value-type="float" office:value="0.765186" calcext:value-type="float">
            <text:p>0.765186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0.764079" calcext:value-type="float">
            <text:p>0.764079</text:p>
          </table:table-cell>
          <table:table-cell office:value-type="float" office:value="0.774963" calcext:value-type="float">
            <text:p>0.7749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0.640741" calcext:value-type="float">
            <text:p>0.640741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752439" calcext:value-type="float">
            <text:p>0.752439</text:p>
          </table:table-cell>
          <table:table-cell table:number-columns-repeated="982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office:value-type="float" office:value="0.77031" calcext:value-type="float">
            <text:p>0.77031</text:p>
          </table:table-cell>
          <table:table-cell table:number-columns-repeated="2"/>
          <table:table-cell office:value-type="float" office:value="0.774765" calcext:value-type="float">
            <text:p>0.774765</text:p>
          </table:table-cell>
          <table:table-cell office:value-type="float" office:value="0.760027" calcext:value-type="float">
            <text:p>0.760027</text:p>
          </table:table-cell>
          <table:table-cell office:value-type="float" office:value="0.765435" calcext:value-type="float">
            <text:p>0.765435</text:p>
          </table:table-cell>
          <table:table-cell office:value-type="float" office:value="0.774702" calcext:value-type="float">
            <text:p>0.774702</text:p>
          </table:table-cell>
          <table:table-cell office:value-type="float" office:value="0.722312" calcext:value-type="float">
            <text:p>0.722312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0.741361" calcext:value-type="float">
            <text:p>0.741361</text:p>
          </table:table-cell>
          <table:table-cell table:number-columns-repeated="982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office:value-type="float" office:value="0.769496" calcext:value-type="float">
            <text:p>0.769496</text:p>
          </table:table-cell>
          <table:table-cell table:number-columns-repeated="2"/>
          <table:table-cell office:value-type="float" office:value="0.772808" calcext:value-type="float">
            <text:p>0.77280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693322" calcext:value-type="float">
            <text:p>0.693322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7388" calcext:value-type="float">
            <text:p>0.747388</text:p>
          </table:table-cell>
          <table:table-cell table:number-columns-repeated="982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office:value-type="float" office:value="0.77971" calcext:value-type="float">
            <text:p>0.77971</text:p>
          </table:table-cell>
          <table:table-cell table:number-columns-repeated="2"/>
          <table:table-cell office:value-type="float" office:value="0.767279" calcext:value-type="float">
            <text:p>0.767279</text:p>
          </table:table-cell>
          <table:table-cell office:value-type="float" office:value="0.763975" calcext:value-type="float">
            <text:p>0.763975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3132" calcext:value-type="float">
            <text:p>0.773132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50367" calcext:value-type="float">
            <text:p>0.750367</text:p>
          </table:table-cell>
          <table:table-cell office:value-type="float" office:value="0.50318" calcext:value-type="float">
            <text:p>0.50318</text:p>
          </table:table-cell>
          <table:table-cell table:number-columns-repeated="982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 table:number-columns-repeated="4"/>
          <table:table-cell office:value-type="float" office:value="0.759977" calcext:value-type="float">
            <text:p>0.759977</text:p>
          </table:table-cell>
          <table:table-cell office:value-type="float" office:value="0.767964" calcext:value-type="float">
            <text:p>0.767964</text:p>
          </table:table-cell>
          <table:table-cell office:value-type="float" office:value="0.771998" calcext:value-type="float">
            <text:p>0.771998</text:p>
          </table:table-cell>
          <table:table-cell office:value-type="float" office:value="0.734992" calcext:value-type="float">
            <text:p>0.734992</text:p>
          </table:table-cell>
          <table:table-cell office:value-type="float" office:value="0.718977" calcext:value-type="float">
            <text:p>0.718977</text:p>
          </table:table-cell>
          <table:table-cell office:value-type="float" office:value="0.73066" calcext:value-type="float">
            <text:p>0.73066</text:p>
          </table:table-cell>
          <table:table-cell table:number-columns-repeated="98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/>
          <table:table-cell office:value-type="float" office:value="0.772881" calcext:value-type="float">
            <text:p>0.772881</text:p>
          </table:table-cell>
          <table:table-cell table:number-columns-repeated="5"/>
          <table:table-cell office:value-type="float" office:value="0.769405" calcext:value-type="float">
            <text:p>0.769405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3118" calcext:value-type="float">
            <text:p>0.73118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24234" calcext:value-type="float">
            <text:p>0.724234</text:p>
          </table:table-cell>
          <table:table-cell table:number-columns-repeated="983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/>
          <table:table-cell office:value-type="float" office:value="0.772781" calcext:value-type="float">
            <text:p>0.772781</text:p>
          </table:table-cell>
          <table:table-cell table:number-columns-repeated="5"/>
          <table:table-cell office:value-type="float" office:value="0.76324" calcext:value-type="float">
            <text:p>0.76324</text:p>
          </table:table-cell>
          <table:table-cell office:value-type="float" office:value="0.773969" calcext:value-type="float">
            <text:p>0.773969</text:p>
          </table:table-cell>
          <table:table-cell office:value-type="float" office:value="0.731512" calcext:value-type="float">
            <text:p>0.731512</text:p>
          </table:table-cell>
          <table:table-cell office:value-type="float" office:value="0.729188" calcext:value-type="float">
            <text:p>0.729188</text:p>
          </table:table-cell>
          <table:table-cell office:value-type="float" office:value="0.725776" calcext:value-type="float">
            <text:p>0.725776</text:p>
          </table:table-cell>
          <table:table-cell table:number-columns-repeated="98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11"/>
          <table:table-cell office:value-type="float" office:value="0.764388" calcext:value-type="float">
            <text:p>0.764388</text:p>
          </table:table-cell>
          <table:table-cell office:value-type="float" office:value="0.770303" calcext:value-type="float">
            <text:p>0.77030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37901" calcext:value-type="float">
            <text:p>0.737901</text:p>
          </table:table-cell>
          <table:table-cell table:number-columns-repeated="98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11"/>
          <table:table-cell office:value-type="float" office:value="0.769762" calcext:value-type="float">
            <text:p>0.769762</text:p>
          </table:table-cell>
          <table:table-cell/>
          <table:table-cell office:value-type="float" office:value="0.73381" calcext:value-type="float">
            <text:p>0.73381</text:p>
          </table:table-cell>
          <table:table-cell office:value-type="float" office:value="0.729388" calcext:value-type="float">
            <text:p>0.729388</text:p>
          </table:table-cell>
          <table:table-cell table:number-columns-repeated="984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12"/>
          <table:table-cell office:value-type="float" office:value="0.763404" calcext:value-type="float">
            <text:p>0.763404</text:p>
          </table:table-cell>
          <table:table-cell/>
          <table:table-cell office:value-type="float" office:value="0.73586" calcext:value-type="float">
            <text:p>0.73586</text:p>
          </table:table-cell>
          <table:table-cell office:value-type="float" office:value="0.719226" calcext:value-type="float">
            <text:p>0.719226</text:p>
          </table:table-cell>
          <table:table-cell table:number-columns-repeated="984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12"/>
          <table:table-cell office:value-type="float" office:value="0.763683" calcext:value-type="float">
            <text:p>0.763683</text:p>
          </table:table-cell>
          <table:table-cell table:number-columns-repeated="2"/>
          <table:table-cell office:value-type="float" office:value="0.732494" calcext:value-type="float">
            <text:p>0.732494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12"/>
          <table:table-cell office:value-type="float" office:value="0.76419" calcext:value-type="float">
            <text:p>0.76419</text:p>
          </table:table-cell>
          <table:table-cell table:number-columns-repeated="2"/>
          <table:table-cell office:value-type="float" office:value="0.733263" calcext:value-type="float">
            <text:p>0.733263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24"/>
          <table:table-cell office:value-type="float" office:value="0.73024" calcext:value-type="float">
            <text:p>0.73024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25"/>
          <table:table-cell office:value-type="float" office:value="0.731645" calcext:value-type="float">
            <text:p>0.731645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25"/>
          <table:table-cell office:value-type="float" office:value="0.729097" calcext:value-type="float">
            <text:p>0.729097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25"/>
          <table:table-cell office:value-type="float" office:value="0.719507" calcext:value-type="float">
            <text:p>0.719507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12"/>
          <table:table-cell office:value-type="float" office:value="0.727528" calcext:value-type="float">
            <text:p>0.727528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36"/>
          <table:table-cell office:value-type="float" office:value="0.728251" calcext:value-type="float">
            <text:p>0.728251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36"/>
          <table:table-cell office:value-type="float" office:value="0.732499" calcext:value-type="float">
            <text:p>0.732499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36"/>
          <table:table-cell office:value-type="float" office:value="0.732307" calcext:value-type="float">
            <text:p>0.732307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36"/>
          <table:table-cell office:value-type="float" office:value="0.730936" calcext:value-type="float">
            <text:p>0.730936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36"/>
          <table:table-cell office:value-type="float" office:value="0.7337" calcext:value-type="float">
            <text:p>0.7337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36"/>
          <table:table-cell office:value-type="float" office:value="0.732417" calcext:value-type="float">
            <text:p>0.73241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36"/>
          <table:table-cell office:value-type="float" office:value="0.715544" calcext:value-type="float">
            <text:p>0.71554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36"/>
          <table:table-cell office:value-type="float" office:value="0.732219" calcext:value-type="float">
            <text:p>0.73221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36"/>
          <table:table-cell office:value-type="float" office:value="0.734157" calcext:value-type="float">
            <text:p>0.734157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36"/>
          <table:table-cell office:value-type="float" office:value="0.726047" calcext:value-type="float">
            <text:p>0.726047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36"/>
          <table:table-cell office:value-type="float" office:value="0.733802" calcext:value-type="float">
            <text:p>0.733802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36"/>
          <table:table-cell office:value-type="float" office:value="0.729873" calcext:value-type="float">
            <text:p>0.72987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62" calcext:value-type="float">
            <text:p>0.72962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055" calcext:value-type="float">
            <text:p>0.729055</text:p>
          </table:table-cell>
          <table:table-cell table:number-columns-repeated="984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table:number-columns-repeated="982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728262" calcext:value-type="float">
            <text:p>0.728262</text:p>
          </table:table-cell>
          <table:table-cell/>
          <table:table-cell office:value-type="float" office:value="0.7138" calcext:value-type="float">
            <text:p>0.7138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596761" calcext:value-type="float">
            <text:p>0.596761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575924" calcext:value-type="float">
            <text:p>0.575924</text:p>
          </table:table-cell>
          <table:table-cell office:value-type="float" office:value="0.659925" calcext:value-type="float">
            <text:p>0.659925</text:p>
          </table:table-cell>
          <table:table-cell table:number-columns-repeated="982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1103" calcext:value-type="float">
            <text:p>0.71103</text:p>
          </table:table-cell>
          <table:table-cell/>
          <table:table-cell office:value-type="float" office:value="0.627253" calcext:value-type="float">
            <text:p>0.627253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2" calcext:value-type="float">
            <text:p>0.731072</text:p>
          </table:table-cell>
          <table:table-cell office:value-type="float" office:value="0.672797" calcext:value-type="float">
            <text:p>0.672797</text:p>
          </table:table-cell>
          <table:table-cell office:value-type="float" office:value="0.660515" calcext:value-type="float">
            <text:p>0.660515</text:p>
          </table:table-cell>
          <table:table-cell office:value-type="float" office:value="0.624198" calcext:value-type="float">
            <text:p>0.624198</text:p>
          </table:table-cell>
          <table:table-cell office:value-type="float" office:value="0.701375" calcext:value-type="float">
            <text:p>0.701375</text:p>
          </table:table-cell>
          <table:table-cell office:value-type="float" office:value="0.69115" calcext:value-type="float">
            <text:p>0.69115</text:p>
          </table:table-cell>
          <table:table-cell table:number-columns-repeated="982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office:value-type="float" office:value="0.755474" calcext:value-type="float">
            <text:p>0.755474</text:p>
          </table:table-cell>
          <table:table-cell/>
          <table:table-cell office:value-type="float" office:value="0.742357" calcext:value-type="float">
            <text:p>0.742357</text:p>
          </table:table-cell>
          <table:table-cell office:value-type="float" office:value="0.709848" calcext:value-type="float">
            <text:p>0.709848</text:p>
          </table:table-cell>
          <table:table-cell office:value-type="float" office:value="0.703045" calcext:value-type="float">
            <text:p>0.703045</text:p>
          </table:table-cell>
          <table:table-cell office:value-type="float" office:value="0.704913" calcext:value-type="float">
            <text:p>0.704913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651492" calcext:value-type="float">
            <text:p>0.651492</text:p>
          </table:table-cell>
          <table:table-cell office:value-type="float" office:value="0.677992" calcext:value-type="float">
            <text:p>0.677992</text:p>
          </table:table-cell>
          <table:table-cell office:value-type="float" office:value="0.711396" calcext:value-type="float">
            <text:p>0.711396</text:p>
          </table:table-cell>
          <table:table-cell table:number-columns-repeated="982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table:number-columns-repeated="2"/>
          <table:table-cell office:value-type="float" office:value="0.723149" calcext:value-type="float">
            <text:p>0.723149</text:p>
          </table:table-cell>
          <table:table-cell office:value-type="float" office:value="0.719849" calcext:value-type="float">
            <text:p>0.719849</text:p>
          </table:table-cell>
          <table:table-cell office:value-type="float" office:value="0.733822" calcext:value-type="float">
            <text:p>0.733822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0.666728" calcext:value-type="float">
            <text:p>0.666728</text:p>
          </table:table-cell>
          <table:table-cell office:value-type="float" office:value="0.463387" calcext:value-type="float">
            <text:p>0.463387</text:p>
          </table:table-cell>
          <table:table-cell office:value-type="float" office:value="0.709665" calcext:value-type="float">
            <text:p>0.709665</text:p>
          </table:table-cell>
          <table:table-cell office:value-type="float" office:value="0.701395" calcext:value-type="float">
            <text:p>0.701395</text:p>
          </table:table-cell>
          <table:table-cell table:number-columns-repeated="982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office:value-type="float" office:value="0.740503" calcext:value-type="float">
            <text:p>0.740503</text:p>
          </table:table-cell>
          <table:table-cell table:number-columns-repeated="2"/>
          <table:table-cell office:value-type="float" office:value="0.728363" calcext:value-type="float">
            <text:p>0.728363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726001" calcext:value-type="float">
            <text:p>0.726001</text:p>
          </table:table-cell>
          <table:table-cell office:value-type="float" office:value="0.712311" calcext:value-type="float">
            <text:p>0.712311</text:p>
          </table:table-cell>
          <table:table-cell office:value-type="float" office:value="0.61711" calcext:value-type="float">
            <text:p>0.61711</text:p>
          </table:table-cell>
          <table:table-cell office:value-type="float" office:value="0.547123" calcext:value-type="float">
            <text:p>0.547123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92494" calcext:value-type="float">
            <text:p>0.692494</text:p>
          </table:table-cell>
          <table:table-cell table:number-columns-repeated="982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office:value-type="float" office:value="0.741746" calcext:value-type="float">
            <text:p>0.741746</text:p>
          </table:table-cell>
          <table:table-cell table:number-columns-repeated="2"/>
          <table:table-cell office:value-type="float" office:value="0.721173" calcext:value-type="float">
            <text:p>0.72117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0.729443" calcext:value-type="float">
            <text:p>0.729443</text:p>
          </table:table-cell>
          <table:table-cell office:value-type="float" office:value="0.686697" calcext:value-type="float">
            <text:p>0.686697</text:p>
          </table:table-cell>
          <table:table-cell office:value-type="float" office:value="0.707261" calcext:value-type="float">
            <text:p>0.707261</text:p>
          </table:table-cell>
          <table:table-cell office:value-type="float" office:value="0.603218" calcext:value-type="float">
            <text:p>0.603218</text:p>
          </table:table-cell>
          <table:table-cell office:value-type="float" office:value="0.716061" calcext:value-type="float">
            <text:p>0.716061</text:p>
          </table:table-cell>
          <table:table-cell office:value-type="float" office:value="0.705795" calcext:value-type="float">
            <text:p>0.705795</text:p>
          </table:table-cell>
          <table:table-cell table:number-columns-repeated="982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office:value-type="float" office:value="0.75368" calcext:value-type="float">
            <text:p>0.75368</text:p>
          </table:table-cell>
          <table:table-cell table:number-columns-repeated="2"/>
          <table:table-cell office:value-type="float" office:value="0.743905" calcext:value-type="float">
            <text:p>0.743905</text:p>
          </table:table-cell>
          <table:table-cell office:value-type="float" office:value="0.73148" calcext:value-type="float">
            <text:p>0.73148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06225" calcext:value-type="float">
            <text:p>0.706225</text:p>
          </table:table-cell>
          <table:table-cell office:value-type="float" office:value="0.664548" calcext:value-type="float">
            <text:p>0.664548</text:p>
          </table:table-cell>
          <table:table-cell office:value-type="float" office:value="0.627864" calcext:value-type="float">
            <text:p>0.627864</text:p>
          </table:table-cell>
          <table:table-cell office:value-type="float" office:value="0.727997" calcext:value-type="float">
            <text:p>0.727997</text:p>
          </table:table-cell>
          <table:table-cell office:value-type="float" office:value="0.630125" calcext:value-type="float">
            <text:p>0.630125</text:p>
          </table:table-cell>
          <table:table-cell table:number-columns-repeated="982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 table:number-columns-repeated="4"/>
          <table:table-cell office:value-type="float" office:value="0.729871" calcext:value-type="float">
            <text:p>0.729871</text:p>
          </table:table-cell>
          <table:table-cell office:value-type="float" office:value="0.733537" calcext:value-type="float">
            <text:p>0.733537</text:p>
          </table:table-cell>
          <table:table-cell office:value-type="float" office:value="0.697558" calcext:value-type="float">
            <text:p>0.69755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0.627925" calcext:value-type="float">
            <text:p>0.627925</text:p>
          </table:table-cell>
          <table:table-cell office:value-type="float" office:value="0.724717" calcext:value-type="float">
            <text:p>0.724717</text:p>
          </table:table-cell>
          <table:table-cell table:number-columns-repeated="98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/>
          <table:table-cell office:value-type="float" office:value="0.736165" calcext:value-type="float">
            <text:p>0.736165</text:p>
          </table:table-cell>
          <table:table-cell table:number-columns-repeated="5"/>
          <table:table-cell office:value-type="float" office:value="0.737224" calcext:value-type="float">
            <text:p>0.737224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72484" calcext:value-type="float">
            <text:p>0.72484</text:p>
          </table:table-cell>
          <table:table-cell table:number-columns-repeated="983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/>
          <table:table-cell office:value-type="float" office:value="0.735676" calcext:value-type="float">
            <text:p>0.735676</text:p>
          </table:table-cell>
          <table:table-cell table:number-columns-repeated="5"/>
          <table:table-cell office:value-type="float" office:value="0.731745" calcext:value-type="float">
            <text:p>0.731745</text:p>
          </table:table-cell>
          <table:table-cell office:value-type="float" office:value="0.730884" calcext:value-type="float">
            <text:p>0.730884</text:p>
          </table:table-cell>
          <table:table-cell office:value-type="float" office:value="0.706324" calcext:value-type="float">
            <text:p>0.706324</text:p>
          </table:table-cell>
          <table:table-cell office:value-type="float" office:value="0.690152" calcext:value-type="float">
            <text:p>0.690152</text:p>
          </table:table-cell>
          <table:table-cell office:value-type="float" office:value="0.726571" calcext:value-type="float">
            <text:p>0.726571</text:p>
          </table:table-cell>
          <table:table-cell table:number-columns-repeated="98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11"/>
          <table:table-cell office:value-type="float" office:value="0.726734" calcext:value-type="float">
            <text:p>0.726734</text:p>
          </table:table-cell>
          <table:table-cell office:value-type="float" office:value="0.721299" calcext:value-type="float">
            <text:p>0.721299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704043" calcext:value-type="float">
            <text:p>0.704043</text:p>
          </table:table-cell>
          <table:table-cell office:value-type="float" office:value="0.732213" calcext:value-type="float">
            <text:p>0.732213</text:p>
          </table:table-cell>
          <table:table-cell table:number-columns-repeated="98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11"/>
          <table:table-cell office:value-type="float" office:value="0.735248" calcext:value-type="float">
            <text:p>0.735248</text:p>
          </table:table-cell>
          <table:table-cell/>
          <table:table-cell office:value-type="float" office:value="0.717507" calcext:value-type="float">
            <text:p>0.717507</text:p>
          </table:table-cell>
          <table:table-cell office:value-type="float" office:value="0.684306" calcext:value-type="float">
            <text:p>0.684306</text:p>
          </table:table-cell>
          <table:table-cell table:number-columns-repeated="984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12"/>
          <table:table-cell office:value-type="float" office:value="0.73203" calcext:value-type="float">
            <text:p>0.73203</text:p>
          </table:table-cell>
          <table:table-cell/>
          <table:table-cell office:value-type="float" office:value="0.70969" calcext:value-type="float">
            <text:p>0.70969</text:p>
          </table:table-cell>
          <table:table-cell office:value-type="float" office:value="0.672981" calcext:value-type="float">
            <text:p>0.672981</text:p>
          </table:table-cell>
          <table:table-cell table:number-columns-repeated="984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13"/>
          <table:table-cell office:value-type="float" office:value="0.732152" calcext:value-type="float">
            <text:p>0.732152</text:p>
          </table:table-cell>
          <table:table-cell table:number-columns-repeated="2"/>
          <table:table-cell office:value-type="float" office:value="0.704125" calcext:value-type="float">
            <text:p>0.704125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21"/>
          <table:table-cell office:value-type="float" office:value="0.735513" calcext:value-type="float">
            <text:p>0.735513</text:p>
          </table:table-cell>
          <table:table-cell table:number-columns-repeated="2"/>
          <table:table-cell office:value-type="float" office:value="0.704614" calcext:value-type="float">
            <text:p>0.704614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24"/>
          <table:table-cell office:value-type="float" office:value="0.672288" calcext:value-type="float">
            <text:p>0.672288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25"/>
          <table:table-cell office:value-type="float" office:value="0.701538" calcext:value-type="float">
            <text:p>0.701538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25"/>
          <table:table-cell office:value-type="float" office:value="0.698116" calcext:value-type="float">
            <text:p>0.698116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25"/>
          <table:table-cell office:value-type="float" office:value="0.674692" calcext:value-type="float">
            <text:p>0.674692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36"/>
          <table:table-cell office:value-type="float" office:value="0.696629" calcext:value-type="float">
            <text:p>0.696629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36"/>
          <table:table-cell office:value-type="float" office:value="0.690865" calcext:value-type="float">
            <text:p>0.690865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36"/>
          <table:table-cell office:value-type="float" office:value="0.64031" calcext:value-type="float">
            <text:p>0.64031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36"/>
          <table:table-cell office:value-type="float" office:value="0.685365" calcext:value-type="float">
            <text:p>0.685365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36"/>
          <table:table-cell office:value-type="float" office:value="0.685813" calcext:value-type="float">
            <text:p>0.685813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36"/>
          <table:table-cell office:value-type="float" office:value="0.670598" calcext:value-type="float">
            <text:p>0.670598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36"/>
          <table:table-cell office:value-type="float" office:value="0.688237" calcext:value-type="float">
            <text:p>0.68823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36"/>
          <table:table-cell office:value-type="float" office:value="0.657704" calcext:value-type="float">
            <text:p>0.65770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36"/>
          <table:table-cell office:value-type="float" office:value="0.689459" calcext:value-type="float">
            <text:p>0.68945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36"/>
          <table:table-cell office:value-type="float" office:value="0.679723" calcext:value-type="float">
            <text:p>0.679723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36"/>
          <table:table-cell office:value-type="float" office:value="0.678766" calcext:value-type="float">
            <text:p>0.678766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36"/>
          <table:table-cell office:value-type="float" office:value="0.702516" calcext:value-type="float">
            <text:p>0.702516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36"/>
          <table:table-cell office:value-type="float" office:value="0.686526" calcext:value-type="float">
            <text:p>0.686526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94612" calcext:value-type="float">
            <text:p>0.694612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87443" calcext:value-type="float">
            <text:p>0.687443</text:p>
          </table:table-cell>
          <table:table-cell table:number-columns-repeated="984"/>
        </table:table-row>
      </table:table>
      <table:table table:name="VAR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e goal of Video Action Recognition (VAR) is to assign each video clip to one anomaly categ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UK(*) anomalies are ignored, yielding 3216 training and 1369 test vide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evaluation, we randomly selected ten clips from each test video (as in [20]) except TSN which uses 25 clips per video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oTA: Unsupervised Detection of Traffic Anomaly in Driving Vide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P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25:.O25])" office:value-type="float" office:value="67.1214285714286" calcext:value-type="float">
            <text:p>67.1214285714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+Mask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26:.O26])" office:value-type="float" office:value="65.2" calcext:value-type="float">
            <text:p>65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L-STD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27:.O27])" office:value-type="float" office:value="69.6857142857143" calcext:value-type="float">
            <text:p>69.6857142857143</text:p>
          </table:table-cell>
          <table:table-cell/>
          <table:table-cell office:value-type="string" calcext:value-type="string">
            <text:p>box+flow+eg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L-Ensemble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5.2" calcext:value-type="float">
            <text:p>65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28:.O28])" office:value-type="float" office:value="72.7928571428572" calcext:value-type="float">
            <text:p>72.7928571428572</text:p>
          </table:table-cell>
          <table:table-cell/>
          <table:table-cell office:value-type="string" calcext:value-type="string">
            <text:p>FOL-STD + AnoPred+Mask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7:51:24.752922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23T17:53:43.146143120</dc:date>
    <meta:editing-duration>P22DT11H34M22S</meta:editing-duration>
    <meta:editing-cycles>280</meta:editing-cycles>
    <meta:generator>LibreOffice/7.0.4.2$Linux_X86_64 LibreOffice_project/00$Build-2</meta:generator>
    <meta:document-statistic meta:table-count="6" meta:cell-count="2355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1-mean'.AA2:'F1-mean'.AA11 'F1-mean'.AE2:'F1-mean'.AE11" chart:data-source-has-labels="row" svg:x="0.32cm" svg:y="1.275cm" svg:width="13.222cm" svg:height="7.545cm">
          <chart:coordinate-region svg:x="1.418cm" svg:y="1.474cm" svg:width="12.0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A3:'F1-mean'.AA11" chart:label-cell-address="'F1-mean'.AA2:'F1-mean'.AA2" chart:class="chart:line">
            <chart:data-point chart:repeated="9"/>
          </chart:series>
          <chart:series chart:style-name="ch9" chart:values-cell-range-address="'F1-mean'.AE3:'F1-mean'.AE11" chart:label-cell-address="'F1-mean'.AE2:'F1-mean'.AE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  <table:table-cell office:value-type="string">
                <text:p>v12</text:p>
                <draw:g>
                  <svg:desc>'F1-mean'.AE2:'F1-mean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0165">
                <text:p>0.660165</text:p>
                <draw:g>
                  <svg:desc>'F1-mean'.AA3:'F1-mean'.AA11</svg:desc>
                </draw:g>
              </table:table-cell>
              <table:table-cell office:value-type="float" office:value="0.662236">
                <text:p>0.662236</text:p>
                <draw:g>
                  <svg:desc>'F1-mean'.AE3:'F1-mean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119">
                <text:p>0.668119</text:p>
              </table:table-cell>
              <table:table-cell office:value-type="float" office:value="0.670406">
                <text:p>0.67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819">
                <text:p>0.672819</text:p>
              </table:table-cell>
              <table:table-cell office:value-type="float" office:value="0.680497">
                <text:p>0.680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4392">
                <text:p>0.684392</text:p>
              </table:table-cell>
              <table:table-cell office:value-type="float" office:value="0.674481">
                <text:p>0.67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1636">
                <text:p>0.681636</text:p>
              </table:table-cell>
              <table:table-cell office:value-type="float" office:value="0.680281">
                <text:p>0.680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6097">
                <text:p>0.676097</text:p>
              </table:table-cell>
              <table:table-cell office:value-type="float" office:value="0.682641">
                <text:p>0.682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4383">
                <text:p>0.684383</text:p>
              </table:table-cell>
              <table:table-cell office:value-type="float" office:value="0.680979">
                <text:p>0.68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9867">
                <text:p>0.679867</text:p>
              </table:table-cell>
              <table:table-cell office:value-type="float" office:value="0.688944">
                <text:p>0.688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8423">
                <text:p>0.688423</text:p>
              </table:table-cell>
              <table:table-cell office:value-type="float" office:value="0.678891">
                <text:p>0.6788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0.772881">
                <text:p>0.7728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v5_4 vs v5_6</text:p>
        </chart:title>
        <chart:legend chart:legend-position="end" svg:x="13.862cm" svg:y="3.952cm" style:legend-expansion="high" chart:style-name="ch3"/>
        <chart:plot-area chart:style-name="ch4" table:cell-range-address="'F1-mean'.U2:'F1-mean'.U15 'F1-mean'.AA2:'F1-mean'.AA15" chart:data-source-has-labels="row" svg:x="0.32cm" svg:y="1.275cm" svg:width="13.222cm" svg:height="7.545cm">
          <chart:coordinate-region svg:x="1.232cm" svg:y="1.474cm" svg:width="12.12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A3:'F1-mean'.AA15" chart:label-cell-address="'F1-mean'.AA2:'F1-mean'.AA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60165">
                <text:p>0.660165</text:p>
                <draw:g>
                  <svg:desc>'F1-mean'.AA3:'F1-mean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8119">
                <text:p>0.66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2819">
                <text:p>0.672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4392">
                <text:p>0.68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1636">
                <text:p>0.68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6097">
                <text:p>0.6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84383">
                <text:p>0.68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9867">
                <text:p>0.67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8423">
                <text:p>0.68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5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3cm" svg:height="13.828cm" xlink:href=".." xlink:type="simple" chart:class="chart:line" chart:style-name="ch1">
        <chart:title svg:x="7.948cm" svg:y="0.412cm" chart:style-name="ch2">
          <text:p>v5_6_2 vs v5_6_5 (double softmax yes/no)</text:p>
        </chart:title>
        <chart:legend chart:legend-position="end" svg:x="22.075cm" svg:y="6.117cm" style:legend-expansion="high" chart:style-name="ch3"/>
        <chart:plot-area chart:style-name="ch4" table:cell-range-address="'F1-mean'.U2:'F1-mean'.U15 'F1-mean'.AK2:'F1-mean'.AK17 'F1-mean'.AO2:'F1-mean'.AO17" chart:data-source-has-labels="row" svg:x="0.491cm" svg:y="1.467cm" svg:width="21.093cm" svg:height="12.085cm">
          <chart:coordinate-region svg:x="1.403cm" svg:y="1.467cm" svg:width="20.181cm" svg:height="11.439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F1-mean'.U3:'F1-mean'.U15" chart:label-cell-address="'F1-mean'.U2:'F1-mean'.U2" chart:class="chart:line">
            <chart:data-point chart:repeated="13"/>
          </chart:series>
          <chart:series chart:style-name="ch10" chart:values-cell-range-address="'F1-mean'.AK3:'F1-mean'.AK17" chart:label-cell-address="'F1-mean'.AK2:'F1-mean'.AK2" chart:class="chart:line">
            <chart:data-point chart:repeated="15"/>
          </chart:series>
          <chart:series chart:style-name="ch11" chart:values-cell-range-address="'F1-mean'.AO3:'F1-mean'.AO17" chart:label-cell-address="'F1-mean'.AO2:'F1-mean'.AO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5_6_5</text:p>
                <draw:g>
                  <svg:desc>'F1-mean'.AO2:'F1-mean'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568131">
                <text:p>0.568131</text:p>
                <draw:g>
                  <svg:desc>'F1-mean'.AO3:'F1-mean'.A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  <table:table-cell office:value-type="float" office:value="0.614736">
                <text:p>0.614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  <table:table-cell office:value-type="float" office:value="0.646176">
                <text:p>0.646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  <table:table-cell office:value-type="float" office:value="0.65809">
                <text:p>0.65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  <table:table-cell office:value-type="float" office:value="0.658011">
                <text:p>0.658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  <table:table-cell office:value-type="float" office:value="0.668309">
                <text:p>0.668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  <table:table-cell office:value-type="float" office:value="0.667142">
                <text:p>0.667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  <table:table-cell office:value-type="float" office:value="0.63771">
                <text:p>0.63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  <table:table-cell office:value-type="float" office:value="0.658111">
                <text:p>0.658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  <table:table-cell office:value-type="float" office:value="0.650885">
                <text:p>0.650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  <table:table-cell office:value-type="float" office:value="0.666448">
                <text:p>0.666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v5_4 vs v5_6 (v5_6_2)</text:p>
        </chart:title>
        <chart:legend chart:legend-position="end" svg:x="13.492cm" svg:y="3.952cm" style:legend-expansion="high" chart:style-name="ch3"/>
        <chart:plot-area chart:style-name="ch4" table:cell-range-address="'F1-mean'.U2:'F1-mean'.U15 'F1-mean'.AK2:'F1-mean'.AK15" chart:data-source-has-labels="row" svg:x="0.32cm" svg:y="1.275cm" svg:width="12.852cm" svg:height="7.545cm">
          <chart:coordinate-region svg:x="1.232cm" svg:y="1.474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K3:'F1-mean'.AK15" chart:label-cell-address="'F1-mean'.AK2:'F1-mean'.AK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sofmax vs softmax^2 (pretrained)</text:p>
        </chart:title>
        <chart:legend chart:legend-position="end" svg:x="13.492cm" svg:y="3.703cm" style:legend-expansion="high" chart:style-name="ch3"/>
        <chart:plot-area chart:style-name="ch4" table:cell-range-address="'F1-mean'.U2:'F1-mean'.V15 'F1-mean'.AA2:'F1-mean'.AA15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V3:'F1-mean'.V15" chart:label-cell-address="'F1-mean'.V2:'F1-mean'.V2" chart:class="chart:line">
            <chart:data-point chart:repeated="13"/>
          </chart:series>
          <chart:series chart:style-name="ch10" chart:values-cell-range-address="'F1-mean'.AA3:'F1-mean'.AA15" chart:label-cell-address="'F1-mean'.AA2:'F1-mean'.AA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20192">
                <text:p>0.620192</text:p>
                <draw:g>
                  <svg:desc>'F1-mean'.V3:'F1-mean'.V15</svg:desc>
                </draw:g>
              </table:table-cell>
              <table:table-cell office:value-type="float" office:value="0.660165">
                <text:p>0.660165</text:p>
                <draw:g>
                  <svg:desc>'F1-mean'.AA3:'F1-mean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55956">
                <text:p>0.655956</text:p>
              </table:table-cell>
              <table:table-cell office:value-type="float" office:value="0.668119">
                <text:p>0.66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2801">
                <text:p>0.672801</text:p>
              </table:table-cell>
              <table:table-cell office:value-type="float" office:value="0.672819">
                <text:p>0.672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74222">
                <text:p>0.674222</text:p>
              </table:table-cell>
              <table:table-cell office:value-type="float" office:value="0.684392">
                <text:p>0.68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76617">
                <text:p>0.676617</text:p>
              </table:table-cell>
              <table:table-cell office:value-type="float" office:value="0.681636">
                <text:p>0.68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43">
                <text:p>0.67343</text:p>
              </table:table-cell>
              <table:table-cell office:value-type="float" office:value="0.676097">
                <text:p>0.6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8554">
                <text:p>0.678554</text:p>
              </table:table-cell>
              <table:table-cell office:value-type="float" office:value="0.684383">
                <text:p>0.68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69562">
                <text:p>0.669562</text:p>
              </table:table-cell>
              <table:table-cell office:value-type="float" office:value="0.679867">
                <text:p>0.67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2662">
                <text:p>0.682662</text:p>
              </table:table-cell>
              <table:table-cell office:value-type="float" office:value="0.688423">
                <text:p>0.68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